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9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4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4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 table:number-rows-repeated="317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.06.2012</text:date>, <text:time>11:0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6-23T12:25:26</meta:creation-date>
    <dc:creator>Till Francke</dc:creator>
    <dc:date>2012-06-20T11:06:28.02</dc:date>
    <meta:editing-cycles>170</meta:editing-cycles>
    <meta:editing-duration>PT242H22M38S</meta:editing-duration>
    <meta:document-statistic meta:table-count="3" meta:cell-count="1580" meta:object-count="0"/>
    <meta:user-defined meta:name="Info 1"/>
    <meta:user-defined meta:name="Info 2"/>
    <meta:user-defined meta:name="Info 3"/>
    <meta:user-defined meta:name="Info 4"/>
  </office:meta>
</office:document-meta>
</file>